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3" style:family="paragraph">
      <style:paragraph-properties fo:margin-top="13.5pt" fo:margin-bottom="9pt" fo:margin-left="0pt"/>
    </style:style>
    <style:style style:name="c4" style:family="text">
      <style:text-properties fo:font-weight="bold" fo:font-family="Sans"/>
    </style:style>
    <style:style style:name="p5" style:family="paragraph">
      <style:paragraph-properties fo:margin-top="9pt" fo:margin-bottom="9pt"/>
    </style:style>
    <style:style style:name="p6" style:family="paragraph">
      <style:paragraph-properties fo:margin-top="12pt" fo:margin-bottom="9pt"/>
    </style:style>
    <style:style style:name="c7" style:family="text">
      <style:text-properties fo:font-weight="bold" fo:font-family="Sans"/>
    </style:style>
    <style:style style:name="p8" style:family="paragraph">
      <style:paragraph-properties fo:margin-top="10.5pt" fo:margin-bottom="9pt"/>
    </style:style>
    <style:style style:name="c9" style:family="text">
      <style:text-properties fo:font-weight="bold" fo:font-family="Sans"/>
    </style:style>
    <style:style style:name="c10" style:family="text">
      <style:text-properties fo:font-family="Courier New,courier"/>
    </style:style>
    <style:style style:name="p12" style:family="paragraph">
      <style:paragraph-properties fo:margin-top="9pt" fo:keep-together="true"/>
    </style:style>
    <style:style style:name="p13" style:family="paragraph">
      <style:paragraph-properties fo:margin-bottom="9pt" fo:keep-together="true"/>
    </style:style>
    <style:style style:name="p14" style:family="paragraph">
      <style:paragraph-properties fo:keep-together="true"/>
    </style:style>
  </office:automatic-styles>
  <office:body>
    <office:text>
      <text:p text:style-name="p3"><text:span text:style-name="c4">开始Shell编程！</text:span></text:p>
      <text:p text:style-name="p5"><text:span text:style-name="c0">Shell 编程是Linux程序设计教学必不可少的一部分。本教程致力于让初学者快速入门Shell编程，掌握基本的语法和命令。</text:span></text:p>
      <text:p text:style-name="p6"><text:span text:style-name="c7">教程及网站说明</text:span></text:p>
      <text:p text:style-name="p5"><text:span text:style-name="c0">本教程以Ubuntu下的bash为准。</text:span></text:p>
      <text:p text:style-name="p5"><text:span text:style-name="c0">单条指令执行区可以执行单条指令，该指令不会受之前执行的指令影响，也不会影响后面的指令。</text:span></text:p>
      <text:p text:style-name="p5"><text:span text:style-name="c0">脚本编辑区可以编辑脚本文件，如需执行脚本文件，可以在单条指令执行区执行脚本。</text:span></text:p>
      <text:p text:style-name="p5"><text:span text:style-name="c0">若执行刚好符合思考题的要求，那么网页会显示通过信息。</text:span></text:p>
      <text:p text:style-name="p6"><text:span text:style-name="c7">Shell的Hello World程序</text:span></text:p>
      <text:p text:style-name="p5"><text:span text:style-name="c0">现在就来体验一下Shell吧～</text:span></text:p>
      <text:p text:style-name="p8"><text:span text:style-name="c9">命令行形式</text:span></text:p>
      <text:p text:style-name="p5"><text:span text:style-name="c0">按</text:span><text:span text:style-name="c10">Ctrl+Alt+T</text:span><text:span text:style-name="c0">进入终端（或者使用我们提供的Web Shell）, 输入如下命令：</text:span></text:p>
      <text:p text:style-name="p12"><text:span text:style-name="c10">$ echo "Hello World!"</text:span></text:p>
      <text:p text:style-name="p13"/>
      <text:p text:style-name="p5"><text:span text:style-name="c0">echo指令可用于输出一行字符串。按下回车，终端就会显示</text:span><text:span text:style-name="c10">Hello World!</text:span><text:span text:style-name="c0">。</text:span></text:p>
      <text:p text:style-name="p8"><text:span text:style-name="c9">脚本文件形式</text:span></text:p>
      <text:p text:style-name="p5"><text:span text:style-name="c0">你也许会觉得上面那种直接输入命令的方式与其他一些语言不同（如C++等），但其实Shell脚本也可以以执行文件的方式运行。</text:span></text:p>
      <text:p text:style-name="p5"><text:span text:style-name="c0">创建文件</text:span><text:span text:style-name="c10">hello.sh</text:span><text:span text:style-name="c0">，打开编辑器（也可以使用我们提供的文件编辑器），输入如下代码：</text:span></text:p>
      <text:p text:style-name="p12"><text:span text:style-name="c10">#!/bin/bash</text:span></text:p>
      <text:p text:style-name="p14"><text:span text:style-name="c10"># Hello World</text:span></text:p>
      <text:p text:style-name="p14"><text:span text:style-name="c10">echo "Hello World!"</text:span></text:p>
      <text:p text:style-name="p13"/>
      <text:p text:style-name="p5"><text:span text:style-name="c0">上述代码的第一行表示执行时使用</text:span><text:span text:style-name="c10">/bin/bash</text:span><text:span text:style-name="c0">执行该脚本，第二行以</text:span><text:span text:style-name="c10">#</text:span><text:span text:style-name="c0">开头，是单行注释，第三行是输出</text:span><text:span text:style-name="c10">Hello World!</text:span><text:span text:style-name="c0">的代码。</text:span></text:p>
      <text:p text:style-name="p5"><text:span text:style-name="c0">进入终端，输入以下命令：</text:span></text:p>
      <text:p text:style-name="p12"><text:span text:style-name="c10">$ bash hello.sh</text:span></text:p>
      <text:p text:style-name="p13"/>
      <text:p text:style-name="p5"><text:span text:style-name="c0">就可以执行</text:span><text:span text:style-name="c10">hello.sh</text:span><text:span text:style-name="c0">脚本</text:span></text:p>
      <text:p text:style-name="p5"><text:span text:style-name="c0">当然也可以有另一种方式：</text:span></text:p>
      <text:p text:style-name="p5"><text:span text:style-name="c0">输入以下命令修改</text:span><text:span text:style-name="c10">hello.sh</text:span><text:span text:style-name="c0">的权限：</text:span></text:p>
      <text:p text:style-name="p12"><text:span text:style-name="c10">$ chmod a+x hello.sh</text:span></text:p>
      <text:p text:style-name="p13"/>
      <text:p text:style-name="p5"><text:span text:style-name="c0">然后执行</text:span></text:p>
      <text:p text:style-name="p12"><text:span text:style-name="c10">$ ./hello.sh</text:span></text:p>
      <text:p text:style-name="p13"/>
      <text:p text:style-name="p5"><text:span text:style-name="c0">同样可以执行Shell脚本。</text:span></text:p>
      <text:p text:style-name="p6"><text:span text:style-name="c7">思考题</text:span></text:p>
      <text:p text:style-name="p5"><text:span text:style-name="c0">用echo指令输出</text:span><text:span text:style-name="c10">"Hello World!"</text:span><text:span text:style-name="c0">，注意引号要输出。（提示：转义字符） </text:span></text:p>
    </office:text>
  </office:body>
</office:document-content>
</file>